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dbbe6" officeooo:paragraph-rsid="000dbbe6"/>
    </style:style>
    <style:style style:name="P3" style:family="paragraph" style:parent-style-name="Heading_20_2">
      <style:text-properties officeooo:rsid="000dbbe6" officeooo:paragraph-rsid="000dbbe6"/>
    </style:style>
    <style:style style:name="T1" style:family="text">
      <style:text-properties officeooo:rsid="000db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ercício 1</text:h>
      <text:p text:style-name="Text_20_body">Escreva um programa que receba um número inteiro positivo na entrada e verifique se é primo. Se o número for primo, imprima "primo". Caso contrário, imprima "não primo".</text:p>
      <text:p text:style-name="Text_20_body">Exemplos:</text:p>
      <text:p text:style-name="Standard"><text:span text:style-name="T1">&gt;&gt;&gt;</text:span>Digite um número inteiro: 12</text:p>
      <text:p text:style-name="Standard"><text:span text:style-name="T1">&gt;&gt;&gt;</text:span>não primo</text:p>
      <text:p text:style-name="Standard"/>
      <text:p text:style-name="P2">&gt;&gt;&gt;Digite um número inteiro : 13</text:p>
      <text:p text:style-name="P2">&gt;&gt;&gt;primo</text:p>
      <text:p text:style-name="P2"/>
      <text:h text:style-name="P3" text:outline-level="2">Exercício 2 </text:h>
      <text:p text:style-name="Text_20_body">Escreva um programa que receba um número inteiro na entrada e verifique se o número recebido possui ao menos um dígito com um dígito adjacente igual a ele. Caso exista, imprima "sim"; se não existir, imprima "não".</text:p>
      <text:p text:style-name="Text_20_body">Exemplos:</text:p>
      <text:p text:style-name="Preformatted_20_Text"><text:span text:style-name="T1">&gt;&gt;&gt;</text:span>Digite um número inteiro: 12345</text:p>
      <text:p text:style-name="P1"><text:span text:style-name="T1">&gt;&gt;&gt;</text:span>não</text:p>
      <text:p text:style-name="Preformatted_20_Text"><text:span text:style-name="T1">&gt;&gt;&gt;</text:span>Digite um número inteiro: 1011</text:p>
      <text:p text:style-name="P1"><text:span text:style-name="T1">&gt;&gt;&gt;</text:span>sim</text:p>
      <text:h text:style-name="Heading_20_3" text:outline-level="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7:11:16.434072253</meta:creation-date>
    <dc:date>2020-01-02T17:18:07.524477027</dc:date>
    <meta:editing-duration>PT6M54S</meta:editing-duration>
    <meta:editing-cycles>1</meta:editing-cycles>
    <meta:document-statistic meta:table-count="0" meta:image-count="0" meta:object-count="0" meta:page-count="1" meta:paragraph-count="14" meta:word-count="97" meta:character-count="586" meta:non-whitespace-character-count="502"/>
    <meta:generator>LibreOffice/6.0.7.3$Linux_X86_64 LibreOffice_project/00m0$Build-3</meta:generator>
  </office:meta>
</office:document-meta>
</file>